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220000035E8AA4289DCCE07DDF.bmp" manifest:media-type="image/bmp"/>
  <manifest:file-entry manifest:full-path="Pictures/10000000000006220000035E56F9F825570A4777.bmp" manifest:media-type="image/bmp"/>
  <manifest:file-entry manifest:full-path="Pictures/10000000000006220000035E38FD3989FDD539DF.bmp" manifest:media-type="image/bmp"/>
  <manifest:file-entry manifest:full-path="Pictures/10000000000006220000035E5F55CC79B49F5AB3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81d41a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81d41a"/>
    </style:style>
    <style:style style:name="P4" style:family="paragraph">
      <loext:graphic-properties draw:fill="none" draw:fill-color="#ffffff"/>
      <style:text-properties fo:color="#81d41a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6.439cm" svg:height="14.6cm" svg:x="0.761cm" svg:y="0.6cm">
          <draw:image xlink:href="Pictures/10000000000006220000035E56F9F825570A4777.bmp" xlink:type="simple" xlink:show="embed" xlink:actuate="onLoad" loext:mime-type="image/bmp">
            <text:p text:style-name="P1"/>
          </draw:image>
        </draw:frame>
        <draw:line draw:style-name="gr2" draw:text-style-name="P2" draw:layer="layout" svg:x1="3.8cm" svg:y1="13cm" svg:x2="3.8cm" svg:y2="10cm">
          <text:p/>
        </draw:line>
        <draw:frame draw:style-name="gr3" draw:text-style-name="P4" draw:layer="layout" svg:width="3.4cm" svg:height="0.962cm" svg:x="24.8cm" svg:y="10.238cm">
          <draw:text-box>
            <text:p text:style-name="P3">Part no. 6</text:p>
          </draw:text-box>
        </draw:frame>
        <draw:line draw:style-name="gr2" draw:text-style-name="P2" draw:layer="layout" svg:x1="14.4cm" svg:y1="14.6cm" svg:x2="16.8cm" svg:y2="13.8cm">
          <text:p/>
        </draw:line>
        <draw:frame draw:style-name="gr3" draw:text-style-name="P4" draw:layer="layout" svg:width="3.4cm" svg:height="0.962cm" svg:x="11.2cm" svg:y="14.2cm">
          <draw:text-box>
            <text:p text:style-name="P3">Part no. 8</text:p>
          </draw:text-box>
        </draw:frame>
        <draw:frame draw:style-name="gr3" draw:text-style-name="P4" draw:layer="layout" svg:width="3.4cm" svg:height="0.962cm" svg:x="0cm" svg:y="10.438cm">
          <draw:text-box>
            <text:p text:style-name="P3">Part no. 7</text:p>
          </draw:text-box>
        </draw:frame>
        <draw:line draw:style-name="gr2" draw:text-style-name="P2" draw:layer="layout" svg:x1="1.6cm" svg:y1="10.4cm" svg:x2="2.4cm" svg:y2="8.6cm">
          <text:p/>
        </draw:line>
        <draw:frame draw:style-name="gr3" draw:text-style-name="P4" draw:layer="layout" svg:width="3.4cm" svg:height="0.962cm" svg:x="2cm" svg:y="13.038cm">
          <draw:text-box>
            <text:p text:style-name="P3">Part no. 2</text:p>
          </draw:text-box>
        </draw:frame>
        <draw:line draw:style-name="gr2" draw:text-style-name="P2" draw:layer="layout" svg:x1="26.2cm" svg:y1="10.238cm" svg:x2="24.4cm" svg:y2="9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5" draw:text-style-name="P1" draw:layer="layout" svg:width="25.866cm" svg:height="14.2cm" svg:x="0.934cm" svg:y="0.8cm">
          <draw:image xlink:href="Pictures/10000000000006220000035E8AA4289DCCE07DDF.bmp" xlink:type="simple" xlink:show="embed" xlink:actuate="onLoad" loext:mime-type="image/bmp">
            <text:p/>
          </draw:image>
        </draw:frame>
        <draw:frame draw:style-name="gr3" draw:text-style-name="P4" draw:layer="layout" svg:width="3.4cm" svg:height="0.962cm" svg:x="12.6cm" svg:y="11.238cm">
          <draw:text-box>
            <text:p text:style-name="P3">Part no. 8</text:p>
          </draw:text-box>
        </draw:frame>
        <draw:frame draw:style-name="gr3" draw:text-style-name="P4" draw:layer="layout" svg:width="3.4cm" svg:height="0.962cm" svg:x="7.8cm" svg:y="11.238cm">
          <draw:text-box>
            <text:p text:style-name="P3">Part no. 1</text:p>
          </draw:text-box>
        </draw:frame>
        <draw:frame draw:style-name="gr3" draw:text-style-name="P4" draw:layer="layout" svg:width="3.4cm" svg:height="0.962cm" svg:x="2.6cm" svg:y="11.838cm">
          <draw:text-box>
            <text:p text:style-name="P3">Part no. 2</text:p>
          </draw:text-box>
        </draw:frame>
        <draw:frame draw:style-name="gr3" draw:text-style-name="P4" draw:layer="layout" svg:width="3.4cm" svg:height="0.962cm" svg:x="10.6cm" svg:y="2.838cm">
          <draw:text-box>
            <text:p text:style-name="P3">Part no. 6</text:p>
          </draw:text-box>
        </draw:frame>
        <draw:frame draw:style-name="gr3" draw:text-style-name="P4" draw:layer="layout" svg:width="3.4cm" svg:height="0.962cm" svg:x="1.4cm" svg:y="3.2cm">
          <draw:text-box>
            <text:p text:style-name="P3">Part no. 7</text:p>
          </draw:text-box>
        </draw:frame>
        <draw:line draw:style-name="gr2" draw:text-style-name="P2" draw:layer="layout" svg:x1="4cm" svg:y1="11.8cm" svg:x2="4cm" svg:y2="9cm">
          <text:p/>
        </draw:line>
        <draw:line draw:style-name="gr2" draw:text-style-name="P2" draw:layer="layout" svg:x1="9cm" svg:y1="11cm" svg:x2="9cm" svg:y2="9.4cm">
          <text:p/>
        </draw:line>
        <draw:line draw:style-name="gr2" draw:text-style-name="P2" draw:layer="layout" svg:x1="12cm" svg:y1="3.8cm" svg:x2="12cm" svg:y2="5.4cm">
          <text:p/>
        </draw:line>
        <draw:line draw:style-name="gr2" draw:text-style-name="P2" draw:layer="layout" svg:x1="2.6cm" svg:y1="4.162cm" svg:x2="2.6cm" svg:y2="7.2cm">
          <text:p/>
        </draw:line>
        <draw:line draw:style-name="gr2" draw:text-style-name="P2" draw:layer="layout" svg:x1="14.4cm" svg:y1="11.238cm" svg:x2="14.4cm" svg:y2="9.4cm">
          <text:p/>
        </draw:line>
        <draw:frame draw:style-name="gr3" draw:text-style-name="P4" draw:layer="layout" svg:width="3.4cm" svg:height="0.962cm" svg:x="4.4cm" svg:y="10.276cm">
          <draw:text-box>
            <text:p text:style-name="P3">Part no. 9</text:p>
          </draw:text-box>
        </draw:frame>
        <draw:line draw:style-name="gr2" draw:text-style-name="P2" draw:layer="layout" svg:x1="5.6cm" svg:y1="10.276cm" svg:x2="5.6cm" svg:y2="8.8cm">
          <text:p/>
        </draw:lin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5" draw:text-style-name="P1" draw:layer="layout" svg:width="26.599cm" svg:height="13.971cm" svg:x="0.601cm" svg:y="0.829cm">
          <draw:image xlink:href="Pictures/10000000000006220000035E38FD3989FDD539DF.bmp" xlink:type="simple" xlink:show="embed" xlink:actuate="onLoad" loext:mime-type="image/bmp">
            <text:p/>
          </draw:image>
        </draw:frame>
        <draw:frame draw:style-name="gr3" draw:text-style-name="P4" draw:layer="layout" svg:width="3.4cm" svg:height="0.962cm" svg:x="3cm" svg:y="11.8cm">
          <draw:text-box>
            <text:p text:style-name="P3">Part no. 9</text:p>
          </draw:text-box>
        </draw:frame>
        <draw:frame draw:style-name="gr3" draw:text-style-name="P4" draw:layer="layout" svg:width="3.4cm" svg:height="0.962cm" svg:x="12.8cm" svg:y="12.438cm">
          <draw:text-box>
            <text:p text:style-name="P3">Part no. 5</text:p>
          </draw:text-box>
        </draw:frame>
        <draw:frame draw:style-name="gr3" draw:text-style-name="P4" draw:layer="layout" svg:width="3.4cm" svg:height="0.962cm" svg:x="20.2cm" svg:y="11.2cm">
          <draw:text-box>
            <text:p text:style-name="P3">Part no. 3</text:p>
          </draw:text-box>
        </draw:frame>
        <draw:frame draw:style-name="gr3" draw:text-style-name="P4" draw:layer="layout" svg:width="3.4cm" svg:height="0.962cm" svg:x="22cm" svg:y="4.4cm">
          <draw:text-box>
            <text:p text:style-name="P3">Part no. 4</text:p>
          </draw:text-box>
        </draw:frame>
        <draw:frame draw:style-name="gr3" draw:text-style-name="P4" draw:layer="layout" svg:width="3.4cm" svg:height="0.962cm" svg:x="14.8cm" svg:y="2.2cm">
          <draw:text-box>
            <text:p text:style-name="P3">Part no. 6</text:p>
          </draw:text-box>
        </draw:frame>
        <draw:frame draw:style-name="gr3" draw:text-style-name="P4" draw:layer="layout" svg:width="3.4cm" svg:height="0.962cm" svg:x="1cm" svg:y="5.6cm">
          <draw:text-box>
            <text:p text:style-name="P3">Part no. 2</text:p>
          </draw:text-box>
        </draw:frame>
        <draw:line draw:style-name="gr2" draw:text-style-name="P2" draw:layer="layout" svg:x1="4.4cm" svg:y1="6.2cm" svg:x2="6.4cm" svg:y2="7.2cm">
          <text:p/>
        </draw:line>
        <draw:line draw:style-name="gr2" draw:text-style-name="P2" draw:layer="layout" svg:x1="5.2cm" svg:y1="12cm" svg:x2="6.8cm" svg:y2="9.2cm">
          <text:p/>
        </draw:line>
        <draw:line draw:style-name="gr2" draw:text-style-name="P2" draw:layer="layout" svg:x1="14.2cm" svg:y1="12.2cm" svg:x2="13.8cm" svg:y2="10cm">
          <text:p/>
        </draw:line>
        <draw:line draw:style-name="gr2" draw:text-style-name="P2" draw:layer="layout" svg:x1="21.2cm" svg:y1="11cm" svg:x2="19.8cm" svg:y2="9.4cm">
          <text:p/>
        </draw:line>
        <draw:line draw:style-name="gr2" draw:text-style-name="P2" draw:layer="layout" svg:x1="15.8cm" svg:y1="3.162cm" svg:x2="15.4cm" svg:y2="5.4cm">
          <text:p/>
        </draw:line>
        <draw:line draw:style-name="gr2" draw:text-style-name="P2" draw:layer="layout" svg:x1="22.4cm" svg:y1="5.2cm" svg:x2="20.6cm" svg:y2="6.8cm">
          <text:p/>
        </draw:line>
        <draw:frame draw:style-name="gr3" draw:text-style-name="P4" draw:layer="layout" svg:width="3.4cm" svg:height="0.962cm" svg:x="16.8cm" svg:y="12.162cm">
          <draw:text-box>
            <text:p text:style-name="P3">Part no. 1</text:p>
          </draw:text-box>
        </draw:frame>
        <draw:line draw:style-name="gr2" draw:text-style-name="P2" draw:layer="layout" svg:x1="18.2cm" svg:y1="12cm" svg:x2="17.8cm" svg:y2="8.8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5" draw:text-style-name="P1" draw:layer="layout" svg:width="26.8cm" svg:height="14.713cm" svg:x="0.6cm" svg:y="0.487cm">
          <draw:image xlink:href="Pictures/10000000000006220000035E5F55CC79B49F5AB3.bmp" xlink:type="simple" xlink:show="embed" xlink:actuate="onLoad" loext:mime-type="image/bmp">
            <text:p/>
          </draw:image>
        </draw:frame>
        <draw:frame draw:style-name="gr3" draw:text-style-name="P4" draw:layer="layout" svg:width="3.4cm" svg:height="0.962cm" svg:x="0.2cm" svg:y="12.638cm">
          <draw:text-box>
            <text:p text:style-name="P3">Part no. 2</text:p>
          </draw:text-box>
        </draw:frame>
        <draw:frame draw:style-name="gr3" draw:text-style-name="P4" draw:layer="layout" svg:width="3.4cm" svg:height="0.962cm" svg:x="2cm" svg:y="14.2cm">
          <draw:text-box>
            <text:p text:style-name="P3">Part no. 9</text:p>
          </draw:text-box>
        </draw:frame>
        <draw:frame draw:style-name="gr3" draw:text-style-name="P4" draw:layer="layout" svg:width="3.4cm" svg:height="0.962cm" svg:x="12cm" svg:y="14.238cm">
          <draw:text-box>
            <text:p text:style-name="P3">Part no. 5</text:p>
          </draw:text-box>
        </draw:frame>
        <draw:frame draw:style-name="gr3" draw:text-style-name="P4" draw:layer="layout" svg:width="3.4cm" svg:height="0.962cm" svg:x="24cm" svg:y="2.6cm">
          <draw:text-box>
            <text:p text:style-name="P3">Part no. 3</text:p>
          </draw:text-box>
        </draw:frame>
        <draw:line draw:style-name="gr2" draw:text-style-name="P2" draw:layer="layout" svg:x1="1.6cm" svg:y1="12.638cm" svg:x2="2.8cm" svg:y2="11.2cm">
          <text:p/>
        </draw:line>
        <draw:line draw:style-name="gr2" draw:text-style-name="P2" draw:layer="layout" svg:x1="3.8cm" svg:y1="14.4cm" svg:x2="5.2cm" svg:y2="13.2cm">
          <text:p/>
        </draw:line>
        <draw:line draw:style-name="gr2" draw:text-style-name="P2" draw:layer="layout" svg:x1="14cm" svg:y1="14.4cm" svg:x2="14cm" svg:y2="13.2cm">
          <text:p/>
        </draw:line>
        <draw:line draw:style-name="gr2" draw:text-style-name="P2" draw:layer="layout" svg:x1="25.2cm" svg:y1="3.6cm" svg:x2="23.4cm" svg:y2="4.4cm">
          <text:p/>
        </draw:line>
        <draw:frame draw:style-name="gr3" draw:text-style-name="P4" draw:layer="layout" svg:width="3.4cm" svg:height="0.962cm" svg:x="2.4cm" svg:y="0.838cm">
          <draw:text-box>
            <text:p text:style-name="P3">Part no. 4</text:p>
          </draw:text-box>
        </draw:frame>
        <draw:line draw:style-name="gr2" draw:text-style-name="P2" draw:layer="layout" svg:x1="5.6cm" svg:y1="1.4cm" svg:x2="6.8cm" svg:y2="2.4cm">
          <text:p/>
        </draw:line>
        <draw:frame draw:style-name="gr6" draw:text-style-name="P4" draw:layer="layout" svg:width="3.4cm" svg:height="0.962cm" svg:x="19.6cm" svg:y="13.8cm">
          <draw:text-box>
            <text:p text:style-name="P3">Part no. 1</text:p>
          </draw:text-box>
        </draw:frame>
        <draw:line draw:style-name="gr2" draw:text-style-name="P2" draw:layer="layout" svg:x1="21cm" svg:y1="13.6cm" svg:x2="19.6cm" svg:y2="11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5T14:28:44.737000000</meta:creation-date>
    <dc:date>2018-09-25T15:04:59.149000000</dc:date>
    <meta:editing-duration>PT4M42S</meta:editing-duration>
    <meta:editing-cycles>1</meta:editing-cycles>
    <meta:document-statistic meta:object-count="79"/>
    <meta:generator>LibreOffice/6.1.1.2$Windows_X86_64 LibreOffice_project/5d19a1bfa650b796764388cd8b33a5af1f5baa1b</meta:generator>
  </office:meta>
</office:document-meta>
</file>